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-color="#eeeeee" draw:textarea-horizontal-align="justify" draw:textarea-vertical-align="middle" draw:auto-grow-height="false" fo:min-height="2.75cm" fo:min-width="4.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draw:marker-start-width="0.2cm" draw:marker-end-width="0.2cm" draw:fill-color="#aea79f" draw:textarea-horizontal-align="justify" draw:textarea-vertical-align="middle" draw:auto-grow-height="false" fo:min-height="0cm" fo:min-width="1.25cm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1.251cm"/>
    </style:style>
    <style:style style:name="gr4" style:family="graphic" style:parent-style-name="standard">
      <style:graphic-properties draw:stroke="none" draw:fill-color="#aea79f" draw:textarea-horizontal-align="justify" draw:textarea-vertical-align="middle" draw:auto-grow-height="false" fo:min-height="0.636cm" fo:min-width="0cm"/>
    </style:style>
    <style:style style:name="gr5" style:family="graphic" style:parent-style-name="standard">
      <style:graphic-properties draw:stroke="none" draw:fill-color="#aea79f" draw:textarea-horizontal-align="justify" draw:textarea-vertical-align="middle" draw:auto-grow-height="false" fo:min-height="1.227cm" fo:min-width="0cm"/>
    </style:style>
    <style:style style:name="gr6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0.376cm"/>
    </style:style>
    <style:style style:name="gr7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0.218cm"/>
    </style:style>
    <style:style style:name="gr8" style:family="graphic" style:parent-style-name="standard">
      <style:graphic-properties draw:stroke="none" draw:fill-color="#aea79f" draw:textarea-horizontal-align="justify" draw:textarea-vertical-align="middle" draw:auto-grow-height="false" fo:min-height="5.85cm" fo:min-width="0cm"/>
    </style:style>
    <style:style style:name="gr9" style:family="graphic" style:parent-style-name="standard">
      <style:graphic-properties draw:stroke="none" draw:fill-color="#aea79f" draw:textarea-horizontal-align="justify" draw:textarea-vertical-align="middle" draw:auto-grow-height="false" fo:min-height="0.55cm" fo:min-width="0cm"/>
    </style:style>
    <style:style style:name="gr10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4.9cm"/>
    </style:style>
    <style:style style:name="gr11" style:family="graphic" style:parent-style-name="standard">
      <style:graphic-properties draw:stroke="none" draw:fill-color="#aea79f" draw:textarea-horizontal-align="justify" draw:textarea-vertical-align="middle" draw:auto-grow-height="false" fo:min-height="1.25cm" fo:min-width="0cm"/>
    </style:style>
    <style:style style:name="gr12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2.3cm"/>
    </style:style>
    <style:style style:name="gr13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5.3cm"/>
    </style:style>
    <style:style style:name="gr14" style:family="graphic" style:parent-style-name="standard">
      <style:graphic-properties draw:stroke="none" draw:fill-color="#aea79f" draw:textarea-horizontal-align="justify" draw:textarea-vertical-align="middle" draw:auto-grow-height="false" fo:min-height="0.35cm" fo:min-width="0cm"/>
    </style:style>
    <style:style style:name="gr15" style:family="graphic" style:parent-style-name="standard">
      <style:graphic-properties draw:stroke="none" draw:fill-color="#aea79f" draw:textarea-horizontal-align="justify" draw:textarea-vertical-align="middle" draw:auto-grow-height="false" fo:min-height="1.05cm" fo:min-width="0cm"/>
    </style:style>
    <style:style style:name="gr16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1.5cm"/>
    </style:style>
    <style:style style:name="gr17" style:family="graphic" style:parent-style-name="standard">
      <style:graphic-properties draw:stroke="none" draw:fill-color="#aea79f" draw:textarea-horizontal-align="justify" draw:textarea-vertical-align="middle" draw:auto-grow-height="false" fo:min-height="5.65cm" fo:min-width="0cm"/>
    </style:style>
    <style:style style:name="gr18" style:family="graphic" style:parent-style-name="standard">
      <style:graphic-properties svg:stroke-width="0.05cm" svg:stroke-color="#000000" draw:marker-start-width="0.275cm" draw:marker-end-width="0.275cm" draw:fill-color="#eeeeee" draw:textarea-horizontal-align="justify" draw:textarea-vertical-align="middle" draw:auto-grow-height="false" fo:min-height="2.75cm" fo:min-width="4.5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1.25cm"/>
    </style:style>
    <style:style style:name="gr22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19.7cm" fo:min-width="21.4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0.85cm"/>
    </style:style>
    <style:style style:name="gr24" style:family="graphic" style:parent-style-name="standard">
      <style:graphic-properties draw:fill-color="#666666" draw:textarea-horizontal-align="justify" draw:textarea-vertical-align="middle" draw:auto-grow-height="false" fo:min-height="1.251cm" fo:min-width="0.801cm"/>
    </style:style>
    <style:style style:name="gr25" style:family="graphic" style:parent-style-name="standard">
      <style:graphic-properties draw:stroke="none" svg:stroke-color="#000000" draw:fill="none" draw:fill-color="#ffffff" fo:min-height="1.271cm"/>
    </style:style>
    <style:style style:name="gr26" style:family="graphic" style:parent-style-name="objectwithoutfill">
      <style:graphic-properties draw:stroke="soli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aea79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T1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5cm" svg:height="3cm" svg:x="17cm" svg:y="7cm">
          <text:p text:style-name="P1">Goertzelův</text:p>
          <text:p text:style-name="P1">algoritmu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0cm" svg:y="7cm">
          <text:p text:style-name="P1">Záznamník</text:p>
          <text:p text:style-name="P1">zvuk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3cm" svg:y="3cm">
          <text:p text:style-name="P1">Nastavení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cm" svg:height="3cm" svg:x="3cm" svg:y="12cm">
          <text:p text:style-name="P1">Horní graf</text:p>
          <text:p text:style-name="P1">Čas. Osa</text:p>
          <text:p text:style-name="P1">Levý kaná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3cm" svg:y="16cm">
          <text:p text:style-name="P1">Dolní graf</text:p>
          <text:p text:style-name="P1">Čas. Osa</text:p>
          <text:p text:style-name="P1">Pravý kaná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0cm" svg:y="12cm">
          <text:p text:style-name="P1">Horní graf</text:p>
          <text:p text:style-name="P1">Spektrum</text:p>
          <text:p text:style-name="P1">Amplitud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0cm" svg:y="16cm">
          <text:p text:style-name="P1">Dolní graf</text:p>
          <text:p text:style-name="P1">Spektrum</text:p>
          <text:p text:style-name="P1">Fáz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7cm" svg:y="12cm">
          <text:p text:style-name="P1">Horní graf</text:p>
          <text:p text:style-name="P1">Jednorázový</text:p>
          <text:p text:style-name="P1">Amplitud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7cm" svg:y="16cm">
          <text:p text:style-name="P1">Dolní graf</text:p>
          <text:p text:style-name="P1">Jednorázový</text:p>
          <text:p text:style-name="P1">Fáz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3cm" svg:y="7cm">
          <text:p text:style-name="P1">Souborové</text:p>
          <text:p text:style-name="P1">oper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4cm" svg:x="8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0.4cm" svg:x="8cm" svg:y="7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0.4cm" svg:height="1.2cm" svg:x="5.3cm" svg:y="10.8cm">
          <text:p/>
          <draw:enhanced-geometry svg:viewBox="0 0 21600 21600" draw:text-areas="?f0 0 ?f2 ?f5" draw:type="down-arrow" draw:modifiers="11474.4379683597 5494.264339152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4cm" svg:height="1.2cm" svg:x="12.3cm" svg:y="10.8cm">
          <text:p/>
          <draw:enhanced-geometry svg:viewBox="0 0 21600 21600" draw:text-areas="?f0 0 ?f2 ?f5" draw:type="down-arrow" draw:modifiers="12139.8834304746 5709.7256857855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0.4cm" svg:height="2cm" svg:x="19.9cm" svg:y="10cm">
          <text:p/>
          <draw:enhanced-geometry svg:viewBox="0 0 21600 21600" draw:text-areas="?f0 0 ?f2 ?f5" draw:type="down-arrow" draw:modifiers="15814.0929535232 6194.513715710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cm" svg:height="0.4cm" svg:x="15cm" svg:y="17.3cm">
          <text:p/>
          <draw:enhanced-geometry svg:viewBox="0 0 21600 21600" draw:text-areas="?f7 ?f0 21600 ?f2" draw:type="left-arrow" draw:modifiers="10961.8381618382 5386.5336658354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cm" svg:height="0.4cm" svg:x="22cm" svg:y="17.3cm">
          <text:p/>
          <draw:enhanced-geometry svg:viewBox="0 0 21600 21600" draw:text-areas="?f7 ?f0 21600 ?f2" draw:type="left-arrow" draw:modifiers="11285.5144855145 4955.610972568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0.2cm" svg:height="6.1cm" svg:x="16cm" svg:y="1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cm" svg:height="0.8cm" svg:x="17.8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cm" svg:height="0.2cm" svg:x="12.4cm" svg:y="10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2cm" svg:height="1.5cm" svg:x="18.8cm" svg:y="1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8cm" svg:height="0.2cm" svg:x="16cm" svg:y="11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8cm" svg:height="0.2cm" svg:x="5.4cm" svg:y="10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2cm" svg:height="0.6cm" svg:x="11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2cm" svg:height="1.3cm" svg:x="21cm" svg:y="1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cm" svg:height="0.2cm" svg:x="21cm" svg:y="11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2cm" svg:height="5.9cm" svg:x="22.8cm" svg:y="1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cm" svg:height="3cm" svg:x="10cm" svg:y="3cm">
          <text:p text:style-name="P1">Statistika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cm" svg:height="3cm" svg:x="17cm" svg:y="3cm">
          <text:p text:style-name="P1">Statistika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2.5cm" svg:y1="7cm" svg:x2="12.5cm" svg:y2="6cm">
          <text:p/>
        </draw:line>
        <draw:line draw:style-name="gr19" draw:text-style-name="P4" draw:layer="layout" svg:x1="19.5cm" svg:y1="7cm" svg:x2="19.5cm" svg:y2="6cm">
          <text:p/>
        </draw:line>
        <draw:line draw:style-name="gr20" draw:text-style-name="P4" draw:layer="layout" svg:x1="5.5cm" svg:y1="15cm" svg:x2="5.5cm" svg:y2="16cm">
          <text:p/>
        </draw:line>
        <draw:custom-shape draw:style-name="gr21" draw:text-style-name="P3" draw:layer="layout" svg:width="2cm" svg:height="0.4cm" svg:x="15cm" svg:y="8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22cm" svg:height="20cm" svg:x="2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4.9cm" svg:height="1.1cm" svg:x="2cm" svg:y="0.1cm">
          <draw:text-box>
            <text:p>Aplikace</text:p>
          </draw:text-box>
        </draw:frame>
        <draw:custom-shape draw:style-name="gr24" draw:text-style-name="P6" draw:layer="layout" svg:width="1.3cm" svg:height="1.5cm" svg:x="4.8cm" svg:y="4.2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3" draw:text-style-name="P3" draw:layer="layout" svg:width="2cm" svg:height="0.4cm" svg:x="15.9cm" svg:y="1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7" draw:layer="layout" svg:width="6cm" svg:height="1.521cm" svg:x="17.8cm" svg:y="0.8cm">
          <draw:text-box>
            <text:p><text:span text:style-name="T1">- Mezivláknová fronta</text:span></text:p>
          </draw:text-box>
        </draw:frame>
        <draw:line draw:style-name="gr26" draw:text-style-name="P4" draw:layer="layout" svg:x1="18cm" svg:y1="2cm" svg:x2="16cm" svg:y2="2cm">
          <text:p/>
        </draw:line>
        <draw:frame draw:style-name="gr27" draw:text-style-name="P7" draw:layer="layout" svg:width="5.6cm" svg:height="0.9cm" svg:x="17.8cm" svg:y="1.5cm">
          <draw:text-box>
            <text:p><text:span text:style-name="T1">-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3:08:51.922709212</meta:creation-date>
    <meta:editing-duration>PT1H10M57S</meta:editing-duration>
    <meta:editing-cycles>12</meta:editing-cycles>
    <meta:generator>LibreOffice/4.4.3.2$Linux_X86_64 LibreOffice_project/40m0$Build-2</meta:generator>
    <meta:initial-creator>zdenek </meta:initial-creator>
    <dc:date>2017-05-31T16:07:14.497655610</dc:date>
    <dc:creator>zdenek </dc:creator>
    <meta:document-statistic meta:object-count="40"/>
  </office:meta>
</office:document-meta>
</file>